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95164" officeooo:paragraph-rsid="0009516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fo:font-weight="bold" officeooo:rsid="00095164" officeooo:paragraph-rsid="0009516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font-weight="bold" officeooo:rsid="00095164" officeooo:paragraph-rsid="0009516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fo:font-weight="normal" officeooo:rsid="00095164" officeooo:paragraph-rsid="00095164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fo:font-weight="normal" officeooo:rsid="000ab5de" officeooo:paragraph-rsid="000ab5de" style:font-size-asian="11.3500003814697pt" style:font-weight-asian="normal" style:font-size-complex="13pt" style:font-weight-complex="normal"/>
    </style:style>
    <style:style style:name="T1" style:family="text">
      <style:text-properties officeooo:rsid="000ab5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 dokumentacji</text:p>
      <text:p text:style-name="P1"/>
      <text:p text:style-name="P2">1. Cel projektu</text:p>
      <text:p text:style-name="P2"/>
      <text:p text:style-name="P2">2. Wizja rozwiązania</text:p>
      <text:p text:style-name="P2"/>
      <text:p text:style-name="P2">3. Architektura</text:p>
      <text:p text:style-name="P4">3.1 diagram modułów wraz z opisem</text:p>
      <text:p text:style-name="P4">3.2 diagram bazy danych</text:p>
      <text:p text:style-name="P4"/>
      <text:p text:style-name="P2">4. Algorytmy i narzędzia</text:p>
      <text:p text:style-name="P4">4.1 opis danych</text:p>
      <text:p text:style-name="P4">4.2 opis miar użytych do analizy</text:p>
      <text:p text:style-name="P4">4.3 opis narzędzi</text:p>
      <text:p text:style-name="P4"/>
      <text:p text:style-name="P2">5. Analiza</text:p>
      <text:p text:style-name="P4">5.1 <text:span text:style-name="T1">statystyki, wybrane wyniki</text:span></text:p>
      <text:p text:style-name="P5">5.2 analiza związana z walutami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0:23:00.854397636</meta:creation-date>
    <dc:date>2017-07-26T10:34:37.623692069</dc:date>
    <meta:editing-duration>PT56S</meta:editing-duration>
    <meta:editing-cycles>1</meta:editing-cycles>
    <meta:document-statistic meta:table-count="0" meta:image-count="0" meta:object-count="0" meta:page-count="1" meta:paragraph-count="13" meta:word-count="47" meta:character-count="282" meta:non-whitespace-character-count="248"/>
    <meta:generator>LibreOffice/5.3.4.2$Linux_X86_64 LibreOffice_project/30m0$Build-2</meta:generator>
  </office:meta>
</office:document-meta>
</file>